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1.5514in" style:rel-column-width="14684*"/>
    </style:style>
    <style:style style:name="Table3.F" style:family="table-column">
      <style:table-column-properties style:column-width="2.3861in" style:rel-column-width="22581*"/>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1.5514in" style:rel-column-width="14684*"/>
    </style:style>
    <style:style style:name="Table4.F" style:family="table-column">
      <style:table-column-properties style:column-width="2.3861in" style:rel-column-width="2258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1.5514in" style:rel-column-width="14684*"/>
    </style:style>
    <style:style style:name="Table5.F" style:family="table-column">
      <style:table-column-properties style:column-width="2.3861in" style:rel-column-width="2258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1.5514in" style:rel-column-width="14684*"/>
    </style:style>
    <style:style style:name="Table6.F" style:family="table-column">
      <style:table-column-properties style:column-width="2.3861in" style:rel-column-width="22581*"/>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1.5514in" style:rel-column-width="14684*"/>
    </style:style>
    <style:style style:name="Table7.F" style:family="table-column">
      <style:table-column-properties style:column-width="2.3861in" style:rel-column-width="22581*"/>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1.6083in" style:rel-column-width="15219*"/>
    </style:style>
    <style:style style:name="Table9.F" style:family="table-column">
      <style:table-column-properties style:column-width="2.3292in" style:rel-column-width="22040*"/>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1.6083in" style:rel-column-width="15219*"/>
    </style:style>
    <style:style style:name="Table12.F" style:family="table-column">
      <style:table-column-properties style:column-width="2.3292in" style:rel-column-width="22040*"/>
    </style:style>
    <style:style style:name="Table12.A1" style:family="table-cell">
      <style:table-cell-properties fo:padding="0.0382in" fo:border-left="0.0007in solid #000000" fo:border-right="none" fo:border-top="0.0007in solid #000000" fo:border-bottom="0.0007in solid #000000"/>
    </style:style>
    <style:style style:name="Table12.F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F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1.2111in" style:rel-column-width="11461*"/>
    </style:style>
    <style:style style:name="Table14.B" style:family="table-column">
      <style:table-column-properties style:column-width="0.6in" style:rel-column-width="5678*"/>
    </style:style>
    <style:style style:name="Table14.C" style:family="table-column">
      <style:table-column-properties style:column-width="0.5792in" style:rel-column-width="5480*"/>
    </style:style>
    <style:style style:name="Table14.D" style:family="table-column">
      <style:table-column-properties style:column-width="0.5972in" style:rel-column-width="5651*"/>
    </style:style>
    <style:style style:name="Table14.E" style:family="table-column">
      <style:table-column-properties style:column-width="0.8736in" style:rel-column-width="8267*"/>
    </style:style>
    <style:style style:name="Table14.F" style:family="table-column">
      <style:table-column-properties style:column-width="1.3563in" style:rel-column-width="12834*"/>
    </style:style>
    <style:style style:name="Table14.G" style:family="table-column">
      <style:table-column-properties style:column-width="1.7083in" style:rel-column-width="16164*"/>
    </style:style>
    <style:style style:name="Table14.A1" style:family="table-cell">
      <style:table-cell-properties fo:padding="0.0382in" fo:border-left="0.0007in solid #000000" fo:border-right="none" fo:border-top="0.0007in solid #000000" fo:border-bottom="0.0007in solid #000000"/>
    </style:style>
    <style:style style:name="Table14.G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G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1.2111in" style:rel-column-width="11461*"/>
    </style:style>
    <style:style style:name="Table15.B" style:family="table-column">
      <style:table-column-properties style:column-width="0.6in" style:rel-column-width="5678*"/>
    </style:style>
    <style:style style:name="Table15.C" style:family="table-column">
      <style:table-column-properties style:column-width="0.5792in" style:rel-column-width="5480*"/>
    </style:style>
    <style:style style:name="Table15.D" style:family="table-column">
      <style:table-column-properties style:column-width="0.5972in" style:rel-column-width="5651*"/>
    </style:style>
    <style:style style:name="Table15.E" style:family="table-column">
      <style:table-column-properties style:column-width="0.8736in" style:rel-column-width="8267*"/>
    </style:style>
    <style:style style:name="Table15.F" style:family="table-column">
      <style:table-column-properties style:column-width="1.3563in" style:rel-column-width="12834*"/>
    </style:style>
    <style:style style:name="Table15.G" style:family="table-column">
      <style:table-column-properties style:column-width="1.7083in" style:rel-column-width="16164*"/>
    </style:style>
    <style:style style:name="Table15.A1" style:family="table-cell">
      <style:table-cell-properties fo:padding="0.0382in" fo:border-left="0.0007in solid #000000" fo:border-right="none" fo:border-top="0.0007in solid #000000" fo:border-bottom="0.0007in solid #000000"/>
    </style:style>
    <style:style style:name="Table15.G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G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may-break-between-rows="false" style:writing-mode="lr-tb"/>
    </style:style>
    <style:style style:name="Table16.A" style:family="table-column">
      <style:table-column-properties style:column-width="1.2111in" style:rel-column-width="11461*"/>
    </style:style>
    <style:style style:name="Table16.B" style:family="table-column">
      <style:table-column-properties style:column-width="0.6in" style:rel-column-width="5678*"/>
    </style:style>
    <style:style style:name="Table16.C" style:family="table-column">
      <style:table-column-properties style:column-width="0.5792in" style:rel-column-width="5480*"/>
    </style:style>
    <style:style style:name="Table16.D" style:family="table-column">
      <style:table-column-properties style:column-width="0.5972in" style:rel-column-width="5651*"/>
    </style:style>
    <style:style style:name="Table16.E" style:family="table-column">
      <style:table-column-properties style:column-width="0.8736in" style:rel-column-width="8267*"/>
    </style:style>
    <style:style style:name="Table16.F" style:family="table-column">
      <style:table-column-properties style:column-width="1.3563in" style:rel-column-width="12834*"/>
    </style:style>
    <style:style style:name="Table16.G" style:family="table-column">
      <style:table-column-properties style:column-width="1.7083in" style:rel-column-width="16164*"/>
    </style:style>
    <style:style style:name="Table16.A1" style:family="table-cell">
      <style:table-cell-properties fo:padding="0.0382in" fo:border-left="0.0007in solid #000000" fo:border-right="none" fo:border-top="0.0007in solid #000000" fo:border-bottom="0.0007in solid #000000"/>
    </style:style>
    <style:style style:name="Table16.G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may-break-between-rows="false" style:writing-mode="lr-tb"/>
    </style:style>
    <style:style style:name="Table17.A" style:family="table-column">
      <style:table-column-properties style:column-width="1.2111in" style:rel-column-width="11461*"/>
    </style:style>
    <style:style style:name="Table17.B" style:family="table-column">
      <style:table-column-properties style:column-width="0.6in" style:rel-column-width="5678*"/>
    </style:style>
    <style:style style:name="Table17.C" style:family="table-column">
      <style:table-column-properties style:column-width="0.5792in" style:rel-column-width="5480*"/>
    </style:style>
    <style:style style:name="Table17.D" style:family="table-column">
      <style:table-column-properties style:column-width="0.5972in" style:rel-column-width="5651*"/>
    </style:style>
    <style:style style:name="Table17.E" style:family="table-column">
      <style:table-column-properties style:column-width="0.8736in" style:rel-column-width="8267*"/>
    </style:style>
    <style:style style:name="Table17.F" style:family="table-column">
      <style:table-column-properties style:column-width="1.3563in" style:rel-column-width="12834*"/>
    </style:style>
    <style:style style:name="Table17.G" style:family="table-column">
      <style:table-column-properties style:column-width="1.7083in" style:rel-column-width="16164*"/>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G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G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1.2111in" style:rel-column-width="11461*"/>
    </style:style>
    <style:style style:name="Table18.B" style:family="table-column">
      <style:table-column-properties style:column-width="0.6in" style:rel-column-width="5678*"/>
    </style:style>
    <style:style style:name="Table18.C" style:family="table-column">
      <style:table-column-properties style:column-width="0.5792in" style:rel-column-width="5480*"/>
    </style:style>
    <style:style style:name="Table18.D" style:family="table-column">
      <style:table-column-properties style:column-width="0.5972in" style:rel-column-width="5651*"/>
    </style:style>
    <style:style style:name="Table18.E" style:family="table-column">
      <style:table-column-properties style:column-width="0.8736in" style:rel-column-width="8267*"/>
    </style:style>
    <style:style style:name="Table18.F" style:family="table-column">
      <style:table-column-properties style:column-width="1.3563in" style:rel-column-width="12834*"/>
    </style:style>
    <style:style style:name="Table18.G" style:family="table-column">
      <style:table-column-properties style:column-width="1.7083in" style:rel-column-width="16164*"/>
    </style:style>
    <style:style style:name="Table18.A1" style:family="table-cell">
      <style:table-cell-properties fo:padding="0.0382in" fo:border-left="0.0007in solid #000000" fo:border-right="none" fo:border-top="0.0007in solid #000000" fo:border-bottom="0.0007in solid #000000"/>
    </style:style>
    <style:style style:name="Table18.G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1.2118in" style:rel-column-width="11467*"/>
    </style:style>
    <style:style style:name="Table19.B" style:family="table-column">
      <style:table-column-properties style:column-width="0.6in" style:rel-column-width="5678*"/>
    </style:style>
    <style:style style:name="Table19.C" style:family="table-column">
      <style:table-column-properties style:column-width="0.5792in" style:rel-column-width="5480*"/>
    </style:style>
    <style:style style:name="Table19.D" style:family="table-column">
      <style:table-column-properties style:column-width="0.5972in" style:rel-column-width="5651*"/>
    </style:style>
    <style:style style:name="Table19.E" style:family="table-column">
      <style:table-column-properties style:column-width="0.9868in" style:rel-column-width="9338*"/>
    </style:style>
    <style:style style:name="Table19.F" style:family="table-column">
      <style:table-column-properties style:column-width="1.2431in" style:rel-column-width="11763*"/>
    </style:style>
    <style:style style:name="Table19.G" style:family="table-column">
      <style:table-column-properties style:column-width="1.7076in" style:rel-column-width="16158*"/>
    </style:style>
    <style:style style:name="Table19.A1" style:family="table-cell">
      <style:table-cell-properties fo:padding="0.0382in" fo:border-left="0.0007in solid #000000" fo:border-right="none" fo:border-top="0.0007in solid #000000" fo:border-bottom="0.0007in solid #000000"/>
    </style:style>
    <style:style style:name="Table19.G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G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1.2118in" style:rel-column-width="11467*"/>
    </style:style>
    <style:style style:name="Table20.B" style:family="table-column">
      <style:table-column-properties style:column-width="0.6in" style:rel-column-width="5678*"/>
    </style:style>
    <style:style style:name="Table20.C" style:family="table-column">
      <style:table-column-properties style:column-width="0.5792in" style:rel-column-width="5480*"/>
    </style:style>
    <style:style style:name="Table20.D" style:family="table-column">
      <style:table-column-properties style:column-width="0.5972in" style:rel-column-width="5651*"/>
    </style:style>
    <style:style style:name="Table20.E" style:family="table-column">
      <style:table-column-properties style:column-width="0.9868in" style:rel-column-width="9338*"/>
    </style:style>
    <style:style style:name="Table20.F" style:family="table-column">
      <style:table-column-properties style:column-width="1.2431in" style:rel-column-width="11763*"/>
    </style:style>
    <style:style style:name="Table20.G" style:family="table-column">
      <style:table-column-properties style:column-width="1.7076in" style:rel-column-width="16158*"/>
    </style:style>
    <style:style style:name="Table20.A1" style:family="table-cell">
      <style:table-cell-properties fo:padding="0.0382in" fo:border-left="0.0007in solid #000000" fo:border-right="none" fo:border-top="0.0007in solid #000000" fo:border-bottom="0.0007in solid #000000"/>
    </style:style>
    <style:style style:name="Table20.G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G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Standard">
      <style:paragraph-properties fo:break-before="page"/>
    </style:style>
    <style:style style:name="P23" style:family="paragraph" style:parent-style-name="Standard" style:master-page-name="First_20_Page">
      <style:paragraph-properties style:page-number="auto"/>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Contents_20_5">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12684352" text:id="ct412684352">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331632640" text:id="ct331632640">
          <text:deletion>
            <office:change-info>
              <dc:creator>David Harris</dc:creator>
              <dc:date>2013-02-11T08:19:00</dc:date>
            </office:change-info>
            <text:p text:style-name="Standard">explanatory</text:p>
          </text:deletion>
        </text:changed-region>
        <text:changed-region xml:id="ct792174928" text:id="ct792174928">
          <text:insertion>
            <office:change-info>
              <dc:creator>David Harris</dc:creator>
              <dc:date>2013-02-11T08:19:00</dc:date>
            </office:change-info>
          </text:insertion>
        </text:changed-region>
        <text:changed-region xml:id="ct331708944" text:id="ct331708944">
          <text:deletion>
            <office:change-info>
              <dc:creator>David Harris</dc:creator>
              <dc:date>2013-02-11T08:19:00</dc:date>
            </office:change-info>
            <text:p text:style-name="Standard">(future Technical Note) </text:p>
          </text:deletion>
        </text:changed-region>
        <text:changed-region xml:id="ct515724640" text:id="ct515724640">
          <text:deletion>
            <office:change-info>
              <dc:creator>David Harris</dc:creator>
              <dc:date>2013-02-11T08:19:00</dc:date>
            </office:change-info>
            <text:p text:style-name="Standard">informative</text:p>
          </text:deletion>
        </text:changed-region>
        <text:changed-region xml:id="ct412782544" text:id="ct412782544">
          <text:insertion>
            <office:change-info>
              <dc:creator>David Harris</dc:creator>
              <dc:date>2013-02-11T08:19:00</dc:date>
            </office:change-info>
          </text:insertion>
        </text:changed-region>
        <text:changed-region xml:id="ct515719168" text:id="ct515719168">
          <text:insertion>
            <office:change-info>
              <dc:creator>David Harris</dc:creator>
              <dc:date>2013-02-11T08:20:00</dc:date>
            </office:change-info>
          </text:insertion>
        </text:changed-region>
        <text:changed-region xml:id="ct484103856" text:id="ct484103856">
          <text:deletion>
            <office:change-info>
              <dc:creator>David Harris</dc:creator>
              <dc:date>2013-02-11T08:20:00</dc:date>
            </office:change-info>
            <text:p text:style-name="Standard">for the (eventual) </text:p>
          </text:deletion>
        </text:changed-region>
        <text:changed-region xml:id="ct791716224" text:id="ct791716224">
          <text:insertion>
            <office:change-info>
              <dc:creator>David Harris</dc:creator>
              <dc:date>2013-02-11T08:20:00</dc:date>
            </office:change-info>
          </text:insertion>
        </text:changed-region>
        <text:changed-region xml:id="ct792678048" text:id="ct792678048">
          <text:insertion>
            <office:change-info>
              <dc:creator>David Harris</dc:creator>
              <dc:date>2013-02-11T08:21:00</dc:date>
            </office:change-info>
          </text:insertion>
        </text:changed-region>
        <text:changed-region xml:id="ct792098224" text:id="ct792098224">
          <text:deletion>
            <office:change-info>
              <dc:creator>David Harris</dc:creator>
              <dc:date>2013-02-11T08:21:00</dc:date>
            </office:change-info>
            <text:p text:style-name="Standard">CAN</text:p>
          </text:deletion>
        </text:changed-region>
        <text:changed-region xml:id="ct515623888" text:id="ct515623888">
          <text:deletion>
            <office:change-info>
              <dc:creator>David Harris</dc:creator>
              <dc:date>2013-02-11T08:21:00</dc:date>
            </office:change-info>
            <text:p text:style-name="Standard">Specification</text:p>
          </text:deletion>
        </text:changed-region>
        <text:changed-region xml:id="ct175596976" text:id="ct175596976">
          <text:insertion>
            <office:change-info>
              <dc:creator>David Harris</dc:creator>
              <dc:date>2013-02-11T08:21:00</dc:date>
            </office:change-info>
          </text:insertion>
        </text:changed-region>
        <text:changed-region xml:id="ct484053248" text:id="ct484053248">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175772208" text:id="ct175772208">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792705952" text:id="ct792705952">
          <text:insertion>
            <office:change-info>
              <dc:creator>Bob Jacobsen</dc:creator>
              <dc:date>2013-03-24T14:50:00</dc:date>
            </office:change-info>
          </text:insertion>
        </text:changed-region>
        <text:changed-region xml:id="ct512884352" text:id="ct512884352">
          <text:insertion>
            <office:change-info>
              <dc:creator>Bob Jacobsen</dc:creator>
              <dc:date>2013-02-05T07:50:00</dc:date>
            </office:change-info>
          </text:insertion>
        </text:changed-region>
        <text:changed-region xml:id="ct353197184" text:id="ct353197184">
          <text:insertion>
            <office:change-info>
              <dc:creator>Bob Jacobsen</dc:creator>
              <dc:date>2013-02-05T07:50:00</dc:date>
            </office:change-info>
          </text:insertion>
        </text:changed-region>
        <text:changed-region xml:id="ct513169824" text:id="ct513169824">
          <text:deletion>
            <office:change-info>
              <dc:creator>Bob Jacobsen</dc:creator>
              <dc:date>2013-02-05T07:50:00</dc:date>
            </office:change-info>
            <text:p text:style-name="Standard">this</text:p>
          </text:deletion>
        </text:changed-region>
        <text:changed-region xml:id="ct512987984" text:id="ct512987984">
          <text:insertion>
            <office:change-info>
              <dc:creator>Bob Jacobsen</dc:creator>
              <dc:date>2013-02-05T07:50:00</dc:date>
            </office:change-info>
          </text:insertion>
        </text:changed-region>
        <text:changed-region xml:id="ct513181808" text:id="ct513181808">
          <text:insertion>
            <office:change-info>
              <dc:creator>Bob Jacobsen</dc:creator>
              <dc:date>2013-02-05T07:50:00</dc:date>
            </office:change-info>
          </text:insertion>
        </text:changed-region>
        <text:changed-region xml:id="ct513470000" text:id="ct513470000">
          <text:insertion>
            <office:change-info>
              <dc:creator>David Harris</dc:creator>
              <dc:date>2013-02-14T00:38:00</dc:date>
            </office:change-info>
          </text:insertion>
        </text:changed-region>
        <text:changed-region xml:id="ct514095216" text:id="ct514095216">
          <text:insertion>
            <office:change-info>
              <dc:creator>David Harris</dc:creator>
              <dc:date>2013-02-14T00:40:00</dc:date>
            </office:change-info>
          </text:insertion>
        </text:changed-region>
        <text:changed-region xml:id="ct513077936" text:id="ct513077936">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412684352"/></text:p>
      <text:h text:style-name="Heading_20_1" text:outline-level="1">Introduction</text:h>
      <text:p text:style-name="Standard">This <text:change text:change-id="ct331632640"/><text:change-start text:change-id="ct792174928"/>Specification<text:change-end text:change-id="ct792174928"/> <text:change text:change-id="ct331708944"/>contains <text:change text:change-id="ct515724640"/><text:change-start text:change-id="ct412782544"/>normative information<text:change-end text:change-id="ct412782544"/><text:change-start text:change-id="ct515719168"/> about the OpenLCB Message Network, corresponding<text:change-end text:change-id="ct515719168"/> discussion and background <text:change text:change-id="ct484103856"/><text:change-start text:change-id="ct791716224"/>can <text:change-end text:change-id="ct791716224"/><text:change-start text:change-id="ct792678048"/>be found in the <text:change-end text:change-id="ct792678048"/>corresponding “OpenLCB <text:change text:change-id="ct792098224"/><text:s/>Message Network <text:change text:change-id="ct515623888"/><text:change-start text:change-id="ct175596976"/>Technical Note<text:change-end text:change-id="ct175596976"/>”.</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484053248"/></text:h>
      <text:h text:style-name="Heading_20_1" text:outline-level="1"><text:soft-page-break/>Intended Use</text:h>
      <text:p text:style-name="Standard">The interactions described here are used by all OpenLCB nodes to connect to the OpenLCB network. </text:p>
      <text:p text:style-name="Standard"><text:change text:change-id="ct175772208"/></text:p>
      <text:h text:style-name="Heading_20_2" text:outline-level="2">References and Context</text:h>
      <text:p text:style-name="Standard">For background information on format and presentation, see:</text:p>
      <text:list xml:id="list190010243881166444" text:style-name="L1">
        <text:list-item>
          <text:p text:style-name="P24">OpenLCB Common Information Technical Note</text:p>
        </text:list-item>
      </text:list>
      <text:p text:style-name="Standard">This specification is in the context of the following OpenLCB Specifications:</text:p>
      <text:list xml:id="list2408977282304246669" text:style-name="L2">
        <text:list-item>
          <text:p text:style-name="P25">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841880158" text:continue-numbering="true" text:style-name="L2">
        <text:list-item>
          <text:p text:style-name="P25">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272215194" text:continue-numbering="true" text:style-name="L2">
        <text:list-item>
          <text:p text:style-name="P25">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3">(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356006981785421558" text:style-name="L3">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1363464530971500715" text:style-name="L4">
        <text:list-item>
          <text:p text:style-name="P27">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749768641" text:continue-numbering="true" text:style-name="L4">
        <text:list-item>
          <text:p text:style-name="P27"><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27">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7056343439723031544" text:style-name="L5">
        <text:list-item>
          <text:p text:style-name="P28">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8166024958928620499" text:style-name="L6">
        <text:list-item>
          <text:p text:style-name="P29">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3635916846684491590" text:style-name="L7">
        <text:list-item>
          <text:p text:style-name="P30">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893168218693879199" text:style-name="L8">
        <text:list-item>
          <text:p text:style-name="P31">00 Only frame</text:p>
        </text:list-item>
        <text:list-item>
          <text:p text:style-name="P31">01 First frame of more than one</text:p>
        </text:list-item>
        <text:list-item>
          <text:p text:style-name="P31">10 Last frame of more than one</text:p>
        </text:list-item>
        <text:list-item>
          <text:p text:style-name="P31">11 Middle frame of more than 2.</text:p>
        </text:list-item>
      </text:list>
      <text:p text:style-name="Standard">You can think of these as active-zero start <text:span text:style-name="T1">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792705952"/>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text:soft-page-break/>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79270595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6044737296033142923" text:style-name="L9">
        <text:list-item>
          <text:p text:style-name="P32">The source Node ID</text:p>
        </text:list-item>
        <text:list-item>
          <text:p text:style-name="P32">The MTI</text:p>
        </text:list-item>
        <text:list-item>
          <text:p text:style-name="P32">If flagged as present, the destination Node ID</text:p>
        </text:list-item>
        <text:list-item>
          <text:p text:style-name="P32">If flagged as present, an Event ID</text:p>
        </text:list-item>
        <text:list-item>
          <text:p text:style-name="P32">Any other content as defined for the specific message type</text:p>
        </text:list-item>
      </text:list>
      <text:p text:style-name="Standard"><text:soft-page-break/>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908650943550530835" text:style-name="L10">
        <text:list-item>
          <text:p text:style-name="P33">Uninitialized</text:p>
        </text:list-item>
        <text:list-item>
          <text:p text:style-name="P33">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F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F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text:p>
            <text:p text:style-name="P19">MTI</text:p>
          </table:table-cell>
          <table:table-cell table:style-name="Table4.F1" office:value-type="string">
            <text:p text:style-name="P19">Data Content</text:p>
          </table:table-cell>
        </table:table-row>
        <text:soft-page-break/>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F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F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F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F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F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F2" office:value-type="string">
            <text:p text:style-name="P18">Error codes, MTI, optional information</text:p>
          </table:table-cell>
        </table:table-row>
      </table:table>
      <text:p text:style-name="P11"/>
      <text:p text:style-name="P10">The contents are, in order:</text:p>
      <text:list xml:id="list9163544927627485330" text:style-name="L11">
        <text:list-item>
          <text:p text:style-name="P35">Two bytes of error code.</text:p>
        </text:list-item>
        <text:list-item>
          <text:p text:style-name="P34"><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F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F2" office:value-type="string">
            <text:p text:style-name="P18">Error code, MTI, optional information</text:p>
          </table:table-cell>
        </table:table-row>
      </table:table>
      <text:p text:style-name="P17"/>
      <text:p text:style-name="P10">The contents are, in order:</text:p>
      <text:list xml:id="list1844163531" text:continue-numbering="true" text:style-name="L11">
        <text:list-item>
          <text:p text:style-name="P35">Two bytes of error code.</text:p>
        </text:list-item>
        <text:list-item>
          <text:p text:style-name="P34"><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text:soft-page-break/>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F1" office:value-type="string">
            <text:p text:style-name="P19">Data Content</text:p>
          </table:table-cell>
        </table:table-row>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F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F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F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ext:soft-page-break/>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106207985075034476" text:style-name="L12">
        <text:list-item>
          <text:p text:style-name="P36">There is no guarantee that any other node is listening for this. No reply is possible. </text:p>
        </text:list-item>
        <text:list-item>
          <text:p text:style-name="P36">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ext:soft-page-break/>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51224978833911167" text:style-name="L13">
        <text:list-item>
          <text:p text:style-name="P37">Node A receives an addressed message from Node B that carries Node A's NID. </text:p>
        </text:list-item>
      </text:list>
      <text:list xml:id="list4773400817444179327" text:style-name="L14">
        <text:list-item>
          <text:p text:style-name="P38">The MTI indicates the start of an optional interaction. </text:p>
        </text:list-item>
      </text:list>
      <text:list xml:id="list8409189276506639640" text:style-name="L15">
        <text:list-item>
          <text:p text:style-name="P39">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1">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1185664106154077844" text:style-name="L16">
        <text:list-item>
          <text:p text:style-name="P40">Node A receives an unaddressed message from Node B. </text:p>
        </text:list-item>
        <text:list-item>
          <text:p text:style-name="P4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462978682912169467" text:style-name="L17">
        <text:list-item>
          <text:p text:style-name="P41">Node A is taking part in an addressed interaction with Node B. Either node may be able to send the next message.</text:p>
        </text:list-item>
        <text:list-item>
          <text:p text:style-name="P41">Some error condition prevents Node A from continuing the interaction. </text:p>
        </text:list-item>
        <text:list-item>
          <text:p text:style-name="P4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ext:soft-page-break/>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text:soft-page-break/>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5">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text:soft-page-break/>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512884352"/>Message Network <text:change-end text:change-id="ct512884352"/>Standard should say that “Nodes shall allow at least nnn msec for a reply to be received to their <text:soft-page-break/>communications” and “Nodes shall reply to messages within mmm msec”<text:change-start text:change-id="ct353197184"/> (See above)<text:change-end text:change-id="ct353197184"/>. <text:s/>Then <text:change text:change-id="ct513169824"/><text:change-start text:change-id="ct512987984"/>the Message Network<text:change-end text:change-id="ct512987984"/>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513181808"/>a<text:change-end text:change-id="ct513181808"/>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5276236070612740919" text:style-name="L18">
        <text:list-item>
          <text:p text:style-name="P42">indicate their presence (by sending Initialization Complete messages and replying to Verify Node messages)</text:p>
        </text:list-item>
        <text:list-item>
          <text:p text:style-name="P42">send and receive event reports (through PCER messages and associated reports)</text:p>
        </text:list-item>
        <text:list-item>
          <text:p text:style-name="P42">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3538554939579585295" text:style-name="L19">
        <text:list-item>
          <text:p text:style-name="P43">learn about the appearance of other nodes (by receiving Initialization Complete messages)</text:p>
        </text:list-item>
        <text:list-item>
          <text:p text:style-name="P43">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9213542625589393965" text:style-name="L20">
        <text:list-item>
          <text:p text:style-name="P44">Verify Node ID – They need to receive this so that they can reply to it.</text:p>
        </text:list-item>
        <text:list-item>
          <text:p text:style-name="P44">Verified Node ID – They need to receive this because it's the reply to their own request, which might be used to e.g. locate a node for delayed sending of status</text:p>
        </text:list-item>
        <text:list-item>
          <text:p text:style-name="P44">Protocol Support Inquiry – They need to receive this so that they can reply to it.</text:p>
        </text:list-item>
        <text:list-item>
          <text:p text:style-name="P44">Identify Consumers, Identify Producers, Identify Events – <text:span text:style-name="T13">because</text:span> others will ask this of them</text:p>
        </text:list-item>
        <text:list-item>
          <text:p text:style-name="P44">Learn Event – so they can be programmed</text:p>
        </text:list-item>
        <text:list-item>
          <text:p text:style-name="P44">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85071522240139547" text:style-name="L21">
        <text:list-item>
          <text:p text:style-name="P45">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5">Consumer Identified, Consumer Identify Range: These are of interest to gateways and configuration tools, but an individual producer does not need to know which (if any) nodes are consuming its produced events.</text:p>
        </text:list-item>
        <text:list-item>
          <text:p text:style-name="P45">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soft-page-break/>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text:soft-page-break/>How to handle expansion? E.g. what must nodes check? <text:s/>Reject if final not active, but that isn't expandable. Consider:</text:p>
      <text:list xml:id="list3383883644852937446" text:style-name="L22">
        <text:list-item>
          <text:p text:style-name="P46">first, last, expected content – handle as expected</text:p>
        </text:list-item>
      </text:list>
      <text:p text:style-name="Standard">Future expansion within the 1<text:span text:style-name="T17">st</text:span> frame, something already envisioned:</text:p>
      <text:list xml:id="list2141643206" text:continue-numbering="true" text:style-name="L22">
        <text:list-item>
          <text:p text:style-name="P46">first, last, expected content + more in frame – handle original content as expected</text:p>
        </text:list-item>
      </text:list>
      <text:p text:style-name="Standard">Future expansion to larger message via additional frames:</text:p>
      <text:list xml:id="list393127068" text:continue-numbering="true" text:style-name="L22">
        <text:list-item>
          <text:p text:style-name="P46">first, not last, expected content + more in frame – handle content</text:p>
        </text:list-item>
        <text:list-item>
          <text:p text:style-name="P46">not first, not last – more content, you've already replied, ignore</text:p>
        </text:list-item>
        <text:list-item>
          <text:p text:style-name="P46">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6303055822284121974" text:style-name="L23">
        <text:list-item>
          <text:p text:style-name="P47">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47">One could restrict the design so that only one specific node on a layout can use a long-global message, but that raises a number of complexities that don't currently seem worth it just to get long-global messages.</text:p>
        </text:list-item>
        <text:list-item>
          <text:p text:style-name="P47">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47">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856652600145559298" text:style-name="L24">
        <text:list-item>
          <text:p text:style-name="P48">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48">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text:soft-page-break/>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7269314773858527661" text:style-name="L25">
        <text:list-item>
          <text:p text:style-name="P49">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49">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513470000"/></text:p>
      <text:h text:style-name="Heading_20_1" text:outline-level="1">CAN Adaptations</text:h>
      <text:h text:style-name="Heading_20_3" text:outline-level="3"><text:change-end text:change-id="ct513470000"/><text:change-start text:change-id="ct514095216"/>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9">Name</text:p>
          </table:table-cell>
          <table:table-cell table:style-name="Table14.A1" office:value-type="string">
            <text:p text:style-name="P19">Dest ID</text:p>
          </table:table-cell>
          <table:table-cell table:style-name="Table14.A1" office:value-type="string">
            <text:p text:style-name="P19">Event ID</text:p>
          </table:table-cell>
          <table:table-cell table:style-name="Table14.A1" office:value-type="string">
            <text:p text:style-name="P19">Simple Node </text:p>
          </table:table-cell>
          <table:table-cell table:style-name="Table14.A1" office:value-type="string">
            <text:p text:style-name="P19">Common</text:p>
            <text:p text:style-name="P19">MTI</text:p>
          </table:table-cell>
          <table:table-cell table:style-name="Table14.A1" office:value-type="string">
            <text:p text:style-name="P19">CAN format</text:p>
          </table:table-cell>
          <table:table-cell table:style-name="Table14.G1" office:value-type="string">
            <text:p text:style-name="P19">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0x0100</text:p>
          </table:table-cell>
          <table:table-cell table:style-name="Table14.A2" office:value-type="string">
            <text:p text:style-name="P18">0x1910,0sss</text:p>
          </table:table-cell>
          <table:table-cell table:style-name="Table14.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9">Name</text:p>
          </table:table-cell>
          <table:table-cell table:style-name="Table15.A1" office:value-type="string">
            <text:p text:style-name="P19">Dest ID</text:p>
          </table:table-cell>
          <table:table-cell table:style-name="Table15.A1" office:value-type="string">
            <text:p text:style-name="P19">Event ID</text:p>
          </table:table-cell>
          <table:table-cell table:style-name="Table15.A1" office:value-type="string">
            <text:p text:style-name="P19">Simple Node </text:p>
          </table:table-cell>
          <table:table-cell table:style-name="Table15.A1" office:value-type="string">
            <text:p text:style-name="P19">Common</text:p>
            <text:p text:style-name="P19">MTI</text:p>
          </table:table-cell>
          <table:table-cell table:style-name="Table15.A1" office:value-type="string">
            <text:p text:style-name="P19">CAN format</text:p>
          </table:table-cell>
          <table:table-cell table:style-name="Table15.G1" office:value-type="string">
            <text:p text:style-name="P19">Data Content</text:p>
          </table:table-cell>
        </table:table-row>
        <text:soft-page-break/>
        <table:table-row>
          <table:table-cell table:style-name="Table15.A2" table:number-rows-spanned="2" office:value-type="string">
            <text:p text:style-name="P18">Verify Node ID</text:p>
          </table:table-cell>
          <table:table-cell table:style-name="Table15.A2" office:value-type="string">
            <text:p text:style-name="P18">N</text:p>
          </table:table-cell>
          <table:table-cell table:style-name="Table15.A2" office:value-type="string">
            <text:p text:style-name="P18">N</text:p>
          </table:table-cell>
          <table:table-cell table:style-name="Table15.A2" office:value-type="string">
            <text:p text:style-name="P18">Y</text:p>
          </table:table-cell>
          <table:table-cell table:style-name="Table15.A2" office:value-type="string">
            <text:p text:style-name="P18">0x28A7</text:p>
          </table:table-cell>
          <table:table-cell table:style-name="Table15.A2" office:value-type="string">
            <text:p text:style-name="P18">0x1949,0sss</text:p>
          </table:table-cell>
          <table:table-cell table:style-name="Table15.G2" office:value-type="string">
            <text:p text:style-name="P18">(optional) Node ID</text:p>
          </table:table-cell>
        </table:table-row>
        <table:table-row>
          <table:covered-table-cell/>
          <table:table-cell table:style-name="Table15.A2" office:value-type="string">
            <text:p text:style-name="P18">Y</text:p>
          </table:table-cell>
          <table:table-cell table:style-name="Table15.A2" office:value-type="string">
            <text:p text:style-name="P18">N</text:p>
          </table:table-cell>
          <table:table-cell table:style-name="Table15.A2" office:value-type="string">
            <text:p text:style-name="P18"/>
          </table:table-cell>
          <table:table-cell table:style-name="Table15.A2" office:value-type="string">
            <text:p text:style-name="P18">0x30A0</text:p>
          </table:table-cell>
          <table:table-cell table:style-name="Table15.A2" office:value-type="string">
            <text:p text:style-name="P18">0x1948,8sss fddd</text:p>
          </table:table-cell>
          <table:table-cell table:style-name="Table15.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514095216"/></text:p>
      <text:p text:style-name="Standard"><text:change-start text:change-id="ct513077936"/>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9">Name</text:p>
          </table:table-cell>
          <table:table-cell table:style-name="Table16.A1" office:value-type="string">
            <text:p text:style-name="P19">Dest ID</text:p>
          </table:table-cell>
          <table:table-cell table:style-name="Table16.A1" office:value-type="string">
            <text:p text:style-name="P19">Event ID</text:p>
          </table:table-cell>
          <table:table-cell table:style-name="Table16.A1" office:value-type="string">
            <text:p text:style-name="P19">Simple Node </text:p>
          </table:table-cell>
          <table:table-cell table:style-name="Table16.A1" office:value-type="string">
            <text:p text:style-name="P19">Common</text:p>
            <text:p text:style-name="P19">MTI</text:p>
          </table:table-cell>
          <table:table-cell table:style-name="Table16.A1" office:value-type="string">
            <text:p text:style-name="P19">CAN format</text:p>
          </table:table-cell>
          <table:table-cell table:style-name="Table16.G1" office:value-type="string">
            <text:p text:style-name="P19">Data Content</text:p>
          </table:table-cell>
        </table:table-row>
        <table:table-row>
          <table:table-cell table:style-name="Table16.A2" office:value-type="string">
            <text:p text:style-name="P18">Verified Node ID</text:p>
          </table:table-cell>
          <table:table-cell table:style-name="Table16.A2" office:value-type="string">
            <text:p text:style-name="P18">N</text:p>
          </table:table-cell>
          <table:table-cell table:style-name="Table16.A2" office:value-type="string">
            <text:p text:style-name="P18">N</text:p>
          </table:table-cell>
          <table:table-cell table:style-name="Table16.A2" office:value-type="string">
            <text:p text:style-name="P18">Y</text:p>
          </table:table-cell>
          <table:table-cell table:style-name="Table16.A2" office:value-type="string">
            <text:p text:style-name="P18">0x28B7</text:p>
          </table:table-cell>
          <table:table-cell table:style-name="Table16.A2" office:value-type="string">
            <text:p text:style-name="P18">0x1917,0sss</text:p>
          </table:table-cell>
          <table:table-cell table:style-name="Table16.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9">Name</text:p>
          </table:table-cell>
          <table:table-cell table:style-name="Table17.A1" office:value-type="string">
            <text:p text:style-name="P19">Dest ID</text:p>
          </table:table-cell>
          <table:table-cell table:style-name="Table17.A1" office:value-type="string">
            <text:p text:style-name="P19">Event ID</text:p>
          </table:table-cell>
          <table:table-cell table:style-name="Table17.A1" office:value-type="string">
            <text:p text:style-name="P19">Simple Node </text:p>
          </table:table-cell>
          <table:table-cell table:style-name="Table17.A1" office:value-type="string">
            <text:p text:style-name="P19">Common</text:p>
            <text:p text:style-name="P19">MTI</text:p>
          </table:table-cell>
          <table:table-cell table:style-name="Table17.A1" office:value-type="string">
            <text:p text:style-name="P19">CAN format</text:p>
          </table:table-cell>
          <table:table-cell table:style-name="Table17.G1" office:value-type="string">
            <text:p text:style-name="P19">Data Content</text:p>
          </table:table-cell>
        </table:table-row>
        <table:table-row table:style-name="Table17.1">
          <table:table-cell table:style-name="Table17.A2" office:value-type="string">
            <text:p text:style-name="P18">Optional Interaction Rejected</text:p>
          </table:table-cell>
          <table:table-cell table:style-name="Table17.A2" office:value-type="string">
            <text:p text:style-name="P18">Y</text:p>
          </table:table-cell>
          <table:table-cell table:style-name="Table17.A2" office:value-type="string">
            <text:p text:style-name="P18">N</text:p>
          </table:table-cell>
          <table:table-cell table:style-name="Table17.A2" office:value-type="string">
            <text:p text:style-name="P18"/>
          </table:table-cell>
          <table:table-cell table:style-name="Table17.A2" office:value-type="string">
            <text:p text:style-name="P18">0x30C0</text:p>
          </table:table-cell>
          <table:table-cell table:style-name="Table17.A2" office:value-type="string">
            <text:p text:style-name="P18">0x1906,8sss fddd</text:p>
          </table:table-cell>
          <table:table-cell table:style-name="Table17.G2" office:value-type="string">
            <text:p text:style-name="P18">Error codes, MTI, optional information</text:p>
          </table:table-cell>
        </table:table-row>
      </table:table>
      <text:p text:style-name="P11"/>
      <text:p text:style-name="P10">The contents are, in order:</text:p>
      <text:list xml:id="list1396104897" text:continue-list="list1844163531" text:style-name="L11">
        <text:list-item>
          <text:p text:style-name="P35"><text:soft-page-break/>Two bytes of error code.</text:p>
        </text:list-item>
        <text:list-item>
          <text:p text:style-name="P34"><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9">Name</text:p>
          </table:table-cell>
          <table:table-cell table:style-name="Table18.A1" office:value-type="string">
            <text:p text:style-name="P19">Dest ID</text:p>
          </table:table-cell>
          <table:table-cell table:style-name="Table18.A1" office:value-type="string">
            <text:p text:style-name="P19">Event ID</text:p>
          </table:table-cell>
          <table:table-cell table:style-name="Table18.A1" office:value-type="string">
            <text:p text:style-name="P19">Simple Node </text:p>
          </table:table-cell>
          <table:table-cell table:style-name="Table18.A1" office:value-type="string">
            <text:p text:style-name="P19">Common</text:p>
            <text:p text:style-name="P19">MTI</text:p>
          </table:table-cell>
          <table:table-cell table:style-name="Table18.A1" office:value-type="string">
            <text:p text:style-name="P19">CAN format</text:p>
          </table:table-cell>
          <table:table-cell table:style-name="Table18.G1" office:value-type="string">
            <text:p text:style-name="P19">Data Content</text:p>
          </table:table-cell>
        </table:table-row>
        <table:table-row>
          <table:table-cell table:style-name="Table18.A2" office:value-type="string">
            <text:p text:style-name="P18">Terminate Due to Error</text:p>
          </table:table-cell>
          <table:table-cell table:style-name="Table18.A2" office:value-type="string">
            <text:p text:style-name="P18">Y</text:p>
          </table:table-cell>
          <table:table-cell table:style-name="Table18.A2" office:value-type="string">
            <text:p text:style-name="P18">N</text:p>
          </table:table-cell>
          <table:table-cell table:style-name="Table18.A2" office:value-type="string">
            <text:p text:style-name="P18"/>
          </table:table-cell>
          <table:table-cell table:style-name="Table18.A2" office:value-type="string">
            <text:p text:style-name="P18">0x30D0</text:p>
          </table:table-cell>
          <table:table-cell table:style-name="Table18.A2" office:value-type="string">
            <text:p text:style-name="P18">0x190A,8sss fddd</text:p>
          </table:table-cell>
          <table:table-cell table:style-name="Table18.G2" office:value-type="string">
            <text:p text:style-name="P18">Error code, MTI, optional information</text:p>
          </table:table-cell>
        </table:table-row>
      </table:table>
      <text:p text:style-name="P17"/>
      <text:p text:style-name="P10">The contents are, in order:</text:p>
      <text:list xml:id="list697847950" text:continue-numbering="true" text:style-name="L11">
        <text:list-item>
          <text:p text:style-name="P35">Two bytes of error code.</text:p>
        </text:list-item>
        <text:list-item>
          <text:p text:style-name="P34"><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9">Name</text:p>
          </table:table-cell>
          <table:table-cell table:style-name="Table19.A1" office:value-type="string">
            <text:p text:style-name="P19">Dest <text:soft-page-break/>ID</text:p>
          </table:table-cell>
          <table:table-cell table:style-name="Table19.A1" office:value-type="string">
            <text:p text:style-name="P19">Event <text:soft-page-break/>ID</text:p>
          </table:table-cell>
          <table:table-cell table:style-name="Table19.A1" office:value-type="string">
            <text:p text:style-name="P19">Simple <text:soft-page-break/>Node </text:p>
          </table:table-cell>
          <table:table-cell table:style-name="Table19.A1" office:value-type="string">
            <text:p text:style-name="P19">Common</text:p>
            <text:p text:style-name="P19"><text:soft-page-break/>MTI</text:p>
          </table:table-cell>
          <table:table-cell table:style-name="Table19.A1" office:value-type="string">
            <text:p text:style-name="P19">CAN format</text:p>
          </table:table-cell>
          <table:table-cell table:style-name="Table19.G1" office:value-type="string">
            <text:p text:style-name="P19">Data Content</text:p>
          </table:table-cell>
        </table:table-row>
        <table:table-row>
          <table:table-cell table:style-name="Table19.A2" office:value-type="string">
            <text:p text:style-name="P18">Protocol Support Inquiry</text:p>
          </table:table-cell>
          <table:table-cell table:style-name="Table19.A2" office:value-type="string">
            <text:p text:style-name="P18">Y</text:p>
          </table:table-cell>
          <table:table-cell table:style-name="Table19.A2" office:value-type="string">
            <text:p text:style-name="P18">N</text:p>
          </table:table-cell>
          <table:table-cell table:style-name="Table19.A2" office:value-type="string">
            <text:p text:style-name="P18">N</text:p>
          </table:table-cell>
          <table:table-cell table:style-name="Table19.A2" office:value-type="string">
            <text:p text:style-name="P18">0x32E0</text:p>
          </table:table-cell>
          <table:table-cell table:style-name="Table19.A2" office:value-type="string">
            <text:p text:style-name="P18">0x1Edd,dsss 2E</text:p>
          </table:table-cell>
          <table:table-cell table:style-name="Table19.G2" office:value-type="string">
            <text:p text:style-name="P18">(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Name</text:p>
          </table:table-cell>
          <table:table-cell table:style-name="Table20.A1" office:value-type="string">
            <text:p text:style-name="P19">Dest ID</text:p>
          </table:table-cell>
          <table:table-cell table:style-name="Table20.A1" office:value-type="string">
            <text:p text:style-name="P19">Event ID</text:p>
          </table:table-cell>
          <table:table-cell table:style-name="Table20.A1" office:value-type="string">
            <text:p text:style-name="P19">Simple Node </text:p>
          </table:table-cell>
          <table:table-cell table:style-name="Table20.A1" office:value-type="string">
            <text:p text:style-name="P19">Common</text:p>
            <text:p text:style-name="P19">MTI</text:p>
          </table:table-cell>
          <table:table-cell table:style-name="Table20.A1" office:value-type="string">
            <text:p text:style-name="P19">CAN format</text:p>
          </table:table-cell>
          <table:table-cell table:style-name="Table20.G1" office:value-type="string">
            <text:p text:style-name="P19">Data Content</text:p>
          </table:table-cell>
        </table:table-row>
        <table:table-row>
          <table:table-cell table:style-name="Table20.A2" office:value-type="string">
            <text:p text:style-name="P18">Protocol Support Reply</text:p>
          </table:table-cell>
          <table:table-cell table:style-name="Table20.A2" office:value-type="string">
            <text:p text:style-name="P18">Y</text:p>
          </table:table-cell>
          <table:table-cell table:style-name="Table20.A2" office:value-type="string">
            <text:p text:style-name="P18">N</text:p>
          </table:table-cell>
          <table:table-cell table:style-name="Table20.A2" office:value-type="string">
            <text:p text:style-name="P18">N</text:p>
          </table:table-cell>
          <table:table-cell table:style-name="Table20.A2" office:value-type="string">
            <text:p text:style-name="P18">0x32F0</text:p>
          </table:table-cell>
          <table:table-cell table:style-name="Table20.A2" office:value-type="string">
            <text:p text:style-name="P18">0x1Edd,dsss 2F</text:p>
          </table:table-cell>
          <table:table-cell table:style-name="Table20.G2" office:value-type="string">
            <text:p text:style-name="P14">One or more bytes identifying the supported OpenLCB protocols; see Table in general description.</text:p>
          </table:table-cell>
        </table:table-row>
      </table:table>
      <text:p text:style-name="P11"><text:change-end text:change-id="ct513077936"/></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text:s/>1 Introduction<text:tab/>1</text:p>
          <text:p text:style-name="P53">Annotations to the Specification<text:tab/>1</text:p>
          <text:p text:style-name="P52">Introduction<text:tab/>1</text:p>
          <text:p text:style-name="P53"><text:s/>2 Intended Use<text:tab/>2</text:p>
          <text:p text:style-name="P52"><text:s/>2.1 References and Context<text:tab/>2</text:p>
          <text:p text:style-name="P52"><text:s/>2.2 Message Format<text:tab/>2</text:p>
          <text:p text:style-name="P51"><text:s/>2.2.1 Message Type Indicators<text:tab/>2</text:p>
          <text:p text:style-name="P54"><text:s/>2.2.1.1 CAN MTI Considerations<text:tab/>5</text:p>
          <text:p text:style-name="P50"><text:s/>2.2.1.1.1 Addressed and Global CAN MTIs<text:tab/>6</text:p>
          <text:p text:style-name="P50"><text:s/>2.2.1.1.2 Datagram and Stream frame format<text:tab/>7</text:p>
          <text:p text:style-name="P50"><text:s/>2.2.1.1.3 CAN Notes<text:tab/>8</text:p>
          <text:p text:style-name="P51"><text:s/>2.2.2 Message Content<text:tab/>8</text:p>
          <text:p text:style-name="P52"><text:s/>2.3 States<text:tab/>9</text:p>
          <text:p text:style-name="P52"><text:s/>2.4 Definition of Specific Messages<text:tab/>9</text:p>
          <text:p text:style-name="P51"><text:s/>2.4.1 Initialization Complete<text:tab/>9</text:p>
          <text:p text:style-name="P51"><text:s/>2.4.2 Verify Node ID<text:tab/>9</text:p>
          <text:p text:style-name="P51"><text:s/>2.4.3 Verified Node ID<text:tab/>10</text:p>
          <text:p text:style-name="P51"><text:s/>2.4.4 Optional Interaction Rejected<text:tab/>10</text:p>
          <text:p text:style-name="P51"><text:s/>2.4.5 Terminate Due to Error<text:tab/>11</text:p>
          <text:p text:style-name="P51"><text:s/>2.4.6 Protocol Support Inquiry<text:tab/>12</text:p>
          <text:p text:style-name="P51"><text:s/>2.4.7 Protocol Support Reply<text:tab/>12</text:p>
          <text:p text:style-name="P52"><text:s/>2.5 Interactions<text:tab/>13</text:p>
          <text:p text:style-name="P51"><text:s/>2.5.1 Node Initialization<text:tab/>13</text:p>
          <text:p text:style-name="P51"><text:s/>2.5.2 Node ID Detection<text:tab/>13</text:p>
          <text:p text:style-name="P54"><text:s/>2.5.2.1 Example: Node obtaining local alias from full node ID<text:tab/>14</text:p>
          <text:p text:style-name="P54"><text:s/>2.5.2.2 Example: Finding a full node ID from a local alias<text:tab/>14</text:p>
          <text:p text:style-name="P54"><text:s/>2.5.2.3 Example: Finding all nodes<text:tab/>14</text:p>
          <text:p text:style-name="P54"><text:s/>2.5.2.4 Example: Confirming that a specific node can still be reached<text:tab/>14</text:p>
          <text:p text:style-name="P51"><text:s/>2.5.3 Error Handling<text:tab/>14</text:p>
          <text:p text:style-name="P54"><text:s/>2.5.3.1 Reject Addressed Optional Interaction<text:tab/>14</text:p>
          <text:p text:style-name="P54"><text:s/>2.5.3.2 Reject Unaddressed Optional Interaction<text:tab/>15</text:p>
          <text:p text:style-name="P54"><text:s/>2.5.3.3 Reject Addressed Standard Interaction Due to Error<text:tab/>15</text:p>
          <text:p text:style-name="P51"><text:s/>2.5.4 Duplicate Node ID Discovery<text:tab/>16</text:p>
          <text:p text:style-name="P51"><text:s/>2.5.5 Supported Protocol Inquiry and Response<text:tab/>16</text:p>
          <text:p text:style-name="P52"><text:s/>2.6 Routing<text:tab/>18</text:p>
          <text:p text:style-name="P52"><text:s/>2.7 Delays and Timeouts<text:tab/>18</text:p>
          <text:p text:style-name="P53"><text:s/>3 Simple Node Protocol Subset<text:tab/>19</text:p>
          <text:p text:style-name="P52"><text:s/>3.1 Protocol Description<text:tab/>19</text:p>
          <text:p text:style-name="P51"><text:s/>3.1.1 Messages Transmitted<text:tab/>20</text:p>
          <text:p text:style-name="P51"><text:s/>3.1.2 Messages Received<text:tab/>20</text:p>
          <text:p text:style-name="P51"><text:s/>3.1.3 Messages Not Received<text:tab/>20</text:p>
          <text:p text:style-name="P53"><text:s/>4 Gateway Processing<text:tab/>20</text:p>
          <text:p text:style-name="P53"><text:s/>5 Expansion<text:tab/>21</text:p>
          <text:p text:style-name="P52"><text:s/>5.1 Longer MTIs<text:tab/>21</text:p>
          <text:p text:style-name="P52"><text:soft-page-break/><text:s/>5.2 Longer Messages<text:tab/>21</text:p>
          <text:p text:style-name="P51"><text:s/>5.2.1 Long global messages<text:tab/>23</text:p>
          <text:p text:style-name="P53"><text:s/>6 CAN Adaptations<text:tab/>24</text:p>
          <text:p text:style-name="P51"><text:s/>6.1.1 Initialization Complete<text:tab/>24</text:p>
          <text:p text:style-name="P51"><text:s/>6.1.2 Verify Node ID<text:tab/>24</text:p>
          <text:p text:style-name="P51"><text:s/>6.1.3 Verified Node ID<text:tab/>25</text:p>
          <text:p text:style-name="P51"><text:s/>6.1.4 Optional Interaction Rejected<text:tab/>25</text:p>
          <text:p text:style-name="P51"><text:s/>6.1.5 Terminate Due to Error<text:tab/>26</text:p>
          <text:p text:style-name="P51"><text:s/>6.1.6 Protocol Support Inquiry<text:tab/>26</text:p>
          <text:p text:style-name="P51"><text:s/>6.1.7 Protocol Support Reply<text:tab/>2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793813056" text:id="ct793813056">
            <text:insertion>
              <office:change-info>
                <dc:creator>Bob Jacobsen</dc:creator>
                <dc:date>2013-02-06T22:33:00</dc:date>
              </office:change-info>
            </text:insertion>
          </text:changed-region>
          <text:changed-region xml:id="ct793813152" text:id="ct793813152">
            <text:deletion>
              <office:change-info>
                <dc:creator>Bob Jacobsen</dc:creator>
                <dc:date>2013-02-06T22:33:00</dc:date>
              </office:change-info>
              <text:p text:style-name="Footer"><text:span text:style-name="Page_20_Number"><text:span text:style-name="MT2"><text:date style:data-style-name="N116" text:date-value="2013-03-24T14:51:19.99">3-24-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9</text:page-number></text:span></text:span><text:span text:style-name="Page_20_Number"><text:span text:style-name="MT2"> of </text:span></text:span><text:span text:style-name="Page_20_Number"><text:span text:style-name="MT2"><text:page-count style:num-format="1">29</text:page-count></text:span></text:span><text:span text:style-name="Page_20_Number"><text:span text:style-name="MT2"> - </text:span></text:span><text:change-start text:change-id="ct793813056"/><text:span text:style-name="Page_20_Number"><text:span text:style-name="MT2"><text:date style:data-style-name="N75" text:date-value="2013-03-24T14:51:19.99">Mar 24, 2013</text:date></text:span></text:span><text:change-end text:change-id="ct793813056"/><text:change text:change-id="ct793813152"/></text:p>
      </style:footer>
    </style:master-page>
    <style:master-page style:name="First_20_Page" style:display-name="First Page" style:page-layout-name="Mpm2" style:next-style-name="Standard">
      <style:header>
        <text:tracked-changes>
          <text:changed-region xml:id="ct332047520" text:id="ct332047520">
            <text:insertion>
              <office:change-info>
                <dc:creator>David Harris</dc:creator>
                <dc:date>2013-02-11T08:18:00</dc:date>
              </office:change-info>
            </text:insertion>
          </text:changed-region>
          <text:changed-region xml:id="ct331633680" text:id="ct331633680">
            <text:insertion>
              <office:change-info>
                <dc:creator>David Harris</dc:creator>
                <dc:date>2013-02-11T08:19:00</dc:date>
              </office:change-info>
            </text:insertion>
          </text:changed-region>
          <text:changed-region xml:id="ct791921696" text:id="ct791921696">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332047520"/>S<text:change-end text:change-id="ct332047520"/><text:change-start text:change-id="ct331633680"/>pecification<text:change-end text:change-id="ct331633680"/><text:change text:change-id="ct79192169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3-24T14:51:19.99">Mar 24,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9</text:page-count></text:span></text:span><text:span text:style-name="Page_20_Number"><text:span text:style-name="MT5"> - </text:span></text:span><text:span text:style-name="Page_20_Number"><text:span text:style-name="MT5"><text:date style:data-style-name="N116" text:date-value="2013-03-24T14:51:19.99">3-24-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8</meta:editing-cycles>
    <meta:editing-duration>P2DT2H47M7S</meta:editing-duration>
    <meta:generator>OpenOffice.org/3.4.1$Unix OpenOffice.org_project/341m1$Build-9593</meta:generator>
    <dc:date>2013-03-24T14:51:20</dc:date>
    <dc:creator>Bob Jacobsen</dc:creator>
    <meta:keyword>OpenLCB-CAN Message Network</meta:keyword>
    <meta:document-statistic meta:table-count="20" meta:image-count="1" meta:object-count="0" meta:page-count="29" meta:paragraph-count="750" meta:word-count="10489" meta:character-count="61344"/>
    <meta:user-defined meta:name="Info 1"/>
    <meta:user-defined meta:name="Info 2"/>
    <meta:user-defined meta:name="Info 3"/>
    <meta:user-defined meta:name="Info 4"/>
  </office:meta>
</office:document-meta>
</file>